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7"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8" style:parent-style-name="UrbanBody">
      <style:text-properties fo:font-size="12pt" fo:font-style="normal" style:font-name="Times New Roman" style:font-size-asian="12pt" style:font-size-complex="12pt" style:font-style-asian="normal" style:use-window-font-color="true"/>
    </style:style>
    <style:style style:family="paragraph" style:name="P9" style:parent-style-name="UrbanBody">
      <style:text-properties fo:font-size="12pt" fo:font-style="normal" style:font-name="Times New Roman" style:font-size-asian="12pt" style:font-size-complex="12pt" style:font-style-asian="normal" style:text-underline-color="font-color" style:text-underline-style="solid" style:text-underline-width="auto" style:use-window-font-color="true"/>
    </style:style>
    <style:style style:family="paragraph" style:name="P10" style:parent-style-name="UrbanBody">
      <style:text-properties fo:font-size="12pt" fo:font-style="normal" style:font-name="Times New Roman" style:font-size-asian="12pt" style:font-size-complex="12pt" style:font-style-asian="normal" style:text-underline-style="none" style:use-window-font-color="true"/>
    </style:style>
    <style:style style:family="paragraph" style:name="P11" style:parent-style-name="UrbanBody">
      <style:text-properties fo:font-size="12pt" fo:font-style="normal" fo:font-weight="normal" style:font-name="Times New Roman" style:font-size-asian="12pt" style:font-size-complex="12pt" style:font-style-asian="normal" style:font-style-complex="normal" style:font-weight-asian="normal" style:font-weight-complex="normal" style:text-underline-style="none" style:use-window-font-color="true"/>
    </style:style>
    <style:style style:family="paragraph" style:name="P12" style:parent-style-name="UrbanBody">
      <style:text-properties fo:font-size="12pt" style:font-name="Times New Roman" style:font-size-asian="12pt" style:font-size-complex="12pt" style:text-underline-style="none" style:use-window-font-color="true"/>
    </style:style>
    <style:style style:family="paragraph" style:name="P13" style:parent-style-name="UrbanBody">
      <style:text-properties fo:country="BE" fo:font-size="12pt" fo:font-style="normal" fo:font-weight="normal" fo:language="fr" style:font-name="Times New Roman" style:font-size-asian="12pt" style:font-size-complex="12pt" style:font-style-asian="normal" style:font-weight-asian="normal" style:text-underline-style="none" style:use-window-font-color="true"/>
    </style:style>
    <style:style style:family="paragraph" style:name="P14"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15" style:parent-style-name="UrbanBody">
      <style:text-properties fo:country="BE" fo:font-size="12pt" fo:font-style="normal" fo:font-weight="bold" fo:language="fr" style:font-name="Times New Roman" style:font-size-asian="12pt" style:font-size-complex="12pt" style:font-style-asian="normal" style:font-weight-asian="bold" style:font-weight-complex="bold" style:text-underline-style="none" style:use-window-font-color="true"/>
    </style:style>
    <style:style style:family="paragraph" style:name="P16" style:parent-style-name="UrbanBody">
      <style:text-properties fo:country="BE" fo:font-size="12pt" fo:font-style="normal" fo:font-weight="normal" fo:language="fr" style:font-name="Times New Roman" style:font-size-asian="12pt" style:font-size-complex="12pt" style:font-style-asian="normal" style:font-weight-asian="normal" style:text-underline-color="font-color" style:text-underline-style="solid" style:text-underline-width="auto" style:use-window-font-color="true"/>
    </style:style>
    <style:style style:family="paragraph" style:name="P1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18" style:parent-style-name="UrbanBody">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19" style:parent-style-name="UrbanBody">
      <style:text-properties fo:font-size="12pt" fo:font-style="italic" fo:font-weight="normal"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20" style:parent-style-name="UrbanBody">
      <style:text-properties fo:country="BE" fo:font-size="11pt" fo:font-style="normal" fo:font-weight="normal" fo:language="fr" style:font-name="Times New Roman" style:font-size-asian="11pt" style:font-size-complex="11pt" style:font-style-asian="normal" style:font-weight-asian="normal" style:text-underline-style="none" style:use-window-font-color="true"/>
    </style:style>
    <style:style style:family="paragraph" style:name="P21" style:parent-style-name="UrbanBody">
      <style:text-properties fo:font-size="12pt" fo:font-style="normal" style:font-name="Times New Roman2" style:font-size-asian="12pt" style:font-size-complex="12pt" style:font-style-asian="normal" style:use-window-font-color="true"/>
    </style:style>
    <style:style style:family="paragraph" style:name="P22" style:parent-style-name="UrbanBody">
      <style:text-properties fo:font-style="italic" style:font-style-asian="italic" style:font-style-complex="italic" style:use-window-font-color="true"/>
    </style:style>
    <style:style style:family="paragraph" style:name="P23" style:parent-style-name="UrbanBody">
      <style:text-properties fo:font-style="italic" fo:font-weight="normal" style:font-style-asian="italic" style:font-style-complex="italic" style:font-weight-asian="normal" style:use-window-font-color="true"/>
    </style:style>
    <style:style style:family="paragraph" style:name="P24" style:parent-style-name="UrbanBody">
      <style:text-properties fo:font-style="normal" fo:font-weight="normal" style:font-style-asian="normal" style:font-weight-asian="normal" style:use-window-font-color="true"/>
    </style:style>
    <style:style style:family="paragraph" style:name="P25" style:parent-style-name="UrbanBody">
      <style:text-properties fo:font-style="normal" style:font-style-asian="normal" style:font-style-complex="normal" style:use-window-font-color="true"/>
    </style:style>
    <style:style style:family="paragraph" style:name="P26"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27" style:parent-style-name="UrbanTitle2">
      <style:text-properties style:text-underline-style="none"/>
    </style:style>
    <style:style style:family="paragraph" style:name="P28" style:parent-style-name="UrbanTitle2">
      <style:text-properties fo:font-weight="bold" style:font-weight-asian="bold" style:font-weight-complex="bold"/>
    </style:style>
    <style:style style:family="paragraph" style:name="P29" style:parent-style-name="UrbanTitle2">
      <style:text-properties fo:font-style="italic" fo:font-weight="normal" style:font-style-asian="italic" style:font-style-complex="italic" style:font-weight-asian="normal" style:font-weight-complex="normal" style:text-underline-style="none"/>
    </style:style>
    <style:style style:family="paragraph" style:name="P30" style:parent-style-name="UrbanBody">
      <style:paragraph-properties fo:margin-left="0cm" fo:margin-right="0cm" fo:text-indent="0cm" style:auto-text-indent="false"/>
      <style:text-properties fo:font-size="12pt" fo:font-style="normal" style:font-name="Times New Roman" style:font-size-asian="12pt" style:font-size-complex="12pt" style:font-style-asian="normal" style:use-window-font-color="true"/>
    </style:style>
    <style:style style:family="paragraph" style:list-style-name="L1" style:name="P31" style:parent-style-name="UrbanBody"/>
    <style:style style:family="paragraph" style:list-style-name="L2" style:name="P32" style:parent-style-name="UrbanBody"/>
    <style:style style:family="paragraph" style:list-style-name="L3" style:name="P33" style:parent-style-name="UrbanBody"/>
    <style:style style:family="paragraph" style:list-style-name="L4" style:name="P34" style:parent-style-name="UrbanBody"/>
    <style:style style:family="paragraph" style:list-style-name="L5" style:name="P35" style:parent-style-name="UrbanBody"/>
    <style:style style:family="paragraph" style:list-style-name="L6" style:name="P36" style:parent-style-name="UrbanBody"/>
    <style:style style:family="paragraph" style:list-style-name="L7" style:name="P37" style:parent-style-name="UrbanBody"/>
    <style:style style:family="paragraph" style:name="P3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3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style:font-style-complex="normal" style:text-underline-style="none"/>
    </style:style>
    <style:style style:family="text" style:name="T4">
      <style:text-properties fo:font-style="normal" style:font-style-asian="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ize="12pt" style:font-name="Times New Roman" style:font-size-asian="12pt" style:font-size-complex="12pt"/>
    </style:style>
    <style:style style:family="text" style:name="T8">
      <style:text-properties fo:font-weight="bold" style:font-weight-asian="bold" style:font-weight-complex="bold"/>
    </style:style>
    <style:style style:family="text" style:name="T9">
      <style:text-properties fo:country="BE" fo:font-size="12pt" fo:font-style="normal" fo:font-weight="normal" fo:language="fr" fo:letter-spacing="-0.002cm" style:font-name="Times New Roman" style:font-size-asian="12pt" style:font-size-complex="12pt" style:font-style-asian="normal" style:font-style-complex="normal" style:font-weight-asian="normal" style:font-weight-complex="normal" style:text-underline-style="none" style:use-window-font-color="true"/>
    </style:style>
    <style:style style:family="text" style:name="T10">
      <style:text-properties fo:country="BE" fo:font-size="12pt" fo:font-style="italic" fo:font-weight="normal" fo:language="fr" fo:letter-spacing="-0.002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1">
      <style:text-properties fo:country="BE" fo:font-size="12pt" fo:font-style="italic" fo:font-weight="normal" fo:language="fr" fo:letter-spacing="0.004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2">
      <style:text-properties fo:country="BE" fo:font-size="12pt" fo:font-style="normal" fo:language="fr" style:font-name="Times New Roman" style:font-size-asian="12pt" style:font-size-complex="12pt" style:font-style-asian="normal" style:font-style-complex="normal" style:text-underline-color="font-color" style:text-underline-style="solid" style:text-underline-width="auto" style:use-window-font-color="true"/>
    </style:style>
    <style:style style:family="text" style:name="T13">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4">
      <style:text-properties fo:font-size="12pt" style:font-name="Times New Roman" style:font-size-asian="12pt" style:font-size-complex="12pt" style:use-window-font-color="true"/>
    </style:style>
    <style:style style:family="text" style:name="T15">
      <style:text-properties fo:font-size="12pt" fo:font-weight="normal" style:font-name="Times New Roman" style:font-size-asian="12pt" style:font-size-complex="12pt" style:font-weight-asian="normal" style:font-weight-complex="normal" style:use-window-font-color="true"/>
    </style:style>
    <style:style style:family="text" style:name="T16">
      <style:text-properties fo:font-size="12pt" fo:font-style="normal" style:font-name="Times New Roman" style:font-size-asian="12pt" style:font-size-complex="12pt" style:font-style-asian="normal" style:use-window-font-color="true"/>
    </style:style>
    <style:style style:family="text" style:name="T17">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position="super 58%" style:text-underline-style="none" style:use-window-font-color="true"/>
    </style:style>
    <style:style style:family="text" style:name="T18">
      <style:text-properties fo:font-size="12pt" fo:font-style="normal" style:font-name="Times New Roman2" style:font-size-asian="12pt" style:font-size-complex="12pt" style:font-style-asian="normal" style:use-window-font-color="true"/>
    </style:style>
    <style:style style:family="text" style:name="T19">
      <style:text-properties fo:font-style="normal" fo:font-weight="normal" style:font-style-asian="normal" style:font-weight-asian="normal" style:text-position="super 58%" style:text-underline-color="font-color" style:text-underline-style="solid" style:text-underline-width="auto"/>
    </style:style>
    <style:style style:family="text" style:name="T20">
      <style:text-properties fo:country="BE" fo:language="fr" fo:letter-spacing="0.004cm" style:text-position="super 58%"/>
    </style:style>
    <style:style style:family="text" style:name="T21">
      <style:text-properties fo:country="none" fo:language="zxx"/>
    </style:style>
    <style:style style:family="text" style:name="T22">
      <style:text-properties fo:country="none" fo:font-style="normal" fo:font-weight="normal" fo:language="zxx" style:font-style-asian="normal" style:font-weight-asian="normal"/>
    </style:style>
    <style:style style:family="text" style:name="T23">
      <style:text-properties fo:font-weight="normal" style:font-weight-asian="normal" style:font-weight-complex="normal"/>
    </style:style>
    <style:style style:family="text" style:name="T24">
      <style:text-properties fo:country="BE" fo:language="fr"/>
    </style:style>
    <style:style style:family="text" style:name="T25">
      <style:text-properties fo:country="BE" fo:font-style="normal" fo:font-weight="normal" fo:language="fr" style:font-style-asian="normal" style:font-weight-asian="normal"/>
    </style:style>
    <style:style style:family="text" style:name="T26">
      <style:text-properties fo:country="BE" fo:language="fr" fo:letter-spacing="0.004cm"/>
    </style:style>
    <style:style style:family="text" style:name="T27">
      <style:text-properties fo:font-size="11pt" style:font-size-asian="11pt" style:font-size-complex="11pt"/>
    </style:style>
    <style:style style:family="text" style:name="T28">
      <style:text-properties fo:font-size="11pt" fo:font-weight="normal" style:font-size-asian="11pt" style:font-size-complex="11pt" style:font-weight-asian="normal" style:font-weight-complex="normal"/>
    </style:style>
    <style:style style:family="text" style:name="T29">
      <style:text-properties style:font-name="Times New Roman2"/>
    </style:style>
    <style:style style:family="text" style:name="T30">
      <style:text-properties fo:font-style="normal" fo:font-weight="normal" style:font-name="Times New Roman2" style:font-style-asian="normal" style:font-weight-asian="normal"/>
    </style:style>
    <style:style style:family="text" style:name="T31">
      <style:text-properties fo:country="BE" fo:font-size="12pt" fo:font-style="italic" fo:language="fr" style:font-size-asian="12pt" style:font-style-asian="italic" style:font-style-complex="italic" style:text-underline-style="none"/>
    </style:style>
    <style:style style:family="text" style:name="T3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4">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5">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7">
      <style:text-properties fo:country="none" fo:font-size="10pt" fo:font-style="normal" fo:font-weight="normal" fo:language="zxx"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text:list-style style:name="L1">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5">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6">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7">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licence_view.get_parcels()</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text:s/></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text:s/>;</text:span></text:p>
      <text:section text:name="Section4" text:style-name="Sect1">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text:s/>par accusé de réception transmis le </text:span><text:span text:style-name="T22"><text:text-input text:description="Date du récépissé">tool.formatDate(self.getLastAcknowledgment().getTransmitDate())</text:text-input></text:span><text:span text:style-name="T22"><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text:s/>approuvé par Arrêté </text:span><text:span text:style-name="T23"><text:text-input text:description="Objet des travaux">self.getPca(theObject=True).getDecreeType()</text:text-input></text:span><text:span text:style-name="T23"><text:s/>du </text:span><text:span text:style-name="T23"><text:text-input text:description="Objet des travaux">tool.formatDate(self.getPca(theObject=True).getDecreeDate(), translatemonth=True)</text:text-input></text:span><text:span text:style-name="T23"><text:s/>,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text:s/></text:p>
      <text:p text:style-name="P4">dans le périmètre du lotissement <text:span text:style-name="T23"><text:text-input text:description="Objet des travaux">self.getParcellings().getLabel()</text:text-input></text:span><text:span text:style-name="T23"><text:s/></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name="Section6" text:style-name="Sect1">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text:style-name="L1" xml:id="list2082914267">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text:style-name="L2" xml:id="list3511968078">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text:style-name="L3" xml:id="list472217180">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4" xml:id="list2582294509">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text:s/></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name="Section2" text:style-name="Sect1">
        <text:list text:style-name="L5" xml:id="list3289492038">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text:s/>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name="Section5" text:style-name="Sect1">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name="Section7" text:style-name="Sect1">
        <text:list text:style-name="L6" xml:id="list955075145">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text:style-name="L7" xml:id="list3223908723">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name="Section3" text:style-name="Sect1">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7"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8" style:parent-style-name="UrbanBody">
      <style:text-properties fo:font-size="12pt" fo:font-style="normal" style:font-name="Times New Roman" style:font-size-asian="12pt" style:font-size-complex="12pt" style:font-style-asian="normal" style:use-window-font-color="true"/>
    </style:style>
    <style:style style:family="paragraph" style:name="P9" style:parent-style-name="UrbanBody">
      <style:text-properties fo:font-size="12pt" fo:font-style="normal" style:font-name="Times New Roman" style:font-size-asian="12pt" style:font-size-complex="12pt" style:font-style-asian="normal" style:text-underline-color="font-color" style:text-underline-style="solid" style:text-underline-width="auto" style:use-window-font-color="true"/>
    </style:style>
    <style:style style:family="paragraph" style:name="P10" style:parent-style-name="UrbanBody">
      <style:text-properties fo:font-size="12pt" fo:font-style="normal" style:font-name="Times New Roman" style:font-size-asian="12pt" style:font-size-complex="12pt" style:font-style-asian="normal" style:text-underline-style="none" style:use-window-font-color="true"/>
    </style:style>
    <style:style style:family="paragraph" style:name="P11" style:parent-style-name="UrbanBody">
      <style:text-properties fo:font-size="12pt" fo:font-style="normal" fo:font-weight="normal" style:font-name="Times New Roman" style:font-size-asian="12pt" style:font-size-complex="12pt" style:font-style-asian="normal" style:font-style-complex="normal" style:font-weight-asian="normal" style:font-weight-complex="normal" style:text-underline-style="none" style:use-window-font-color="true"/>
    </style:style>
    <style:style style:family="paragraph" style:name="P12" style:parent-style-name="UrbanBody">
      <style:text-properties fo:font-size="12pt" style:font-name="Times New Roman" style:font-size-asian="12pt" style:font-size-complex="12pt" style:text-underline-style="none" style:use-window-font-color="true"/>
    </style:style>
    <style:style style:family="paragraph" style:name="P13" style:parent-style-name="UrbanBody">
      <style:text-properties fo:country="BE" fo:font-size="12pt" fo:font-style="normal" fo:font-weight="normal" fo:language="fr" style:font-name="Times New Roman" style:font-size-asian="12pt" style:font-size-complex="12pt" style:font-style-asian="normal" style:font-weight-asian="normal" style:text-underline-style="none" style:use-window-font-color="true"/>
    </style:style>
    <style:style style:family="paragraph" style:name="P14"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15" style:parent-style-name="UrbanBody">
      <style:text-properties fo:country="BE" fo:font-size="12pt" fo:font-style="normal" fo:font-weight="bold" fo:language="fr" style:font-name="Times New Roman" style:font-size-asian="12pt" style:font-size-complex="12pt" style:font-style-asian="normal" style:font-weight-asian="bold" style:font-weight-complex="bold" style:text-underline-style="none" style:use-window-font-color="true"/>
    </style:style>
    <style:style style:family="paragraph" style:name="P16" style:parent-style-name="UrbanBody">
      <style:text-properties fo:country="BE" fo:font-size="12pt" fo:font-style="normal" fo:font-weight="normal" fo:language="fr" style:font-name="Times New Roman" style:font-size-asian="12pt" style:font-size-complex="12pt" style:font-style-asian="normal" style:font-weight-asian="normal" style:text-underline-color="font-color" style:text-underline-style="solid" style:text-underline-width="auto" style:use-window-font-color="true"/>
    </style:style>
    <style:style style:family="paragraph" style:name="P1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18" style:parent-style-name="UrbanBody">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19" style:parent-style-name="UrbanBody">
      <style:text-properties fo:font-size="12pt" fo:font-style="italic" fo:font-weight="normal"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20" style:parent-style-name="UrbanBody">
      <style:text-properties fo:country="BE" fo:font-size="11pt" fo:font-style="normal" fo:font-weight="normal" fo:language="fr" style:font-name="Times New Roman" style:font-size-asian="11pt" style:font-size-complex="11pt" style:font-style-asian="normal" style:font-weight-asian="normal" style:text-underline-style="none" style:use-window-font-color="true"/>
    </style:style>
    <style:style style:family="paragraph" style:name="P21" style:parent-style-name="UrbanBody">
      <style:text-properties fo:font-size="12pt" fo:font-style="normal" style:font-name="Times New Roman2" style:font-size-asian="12pt" style:font-size-complex="12pt" style:font-style-asian="normal" style:use-window-font-color="true"/>
    </style:style>
    <style:style style:family="paragraph" style:name="P22" style:parent-style-name="UrbanBody">
      <style:text-properties fo:font-style="italic" style:font-style-asian="italic" style:font-style-complex="italic" style:use-window-font-color="true"/>
    </style:style>
    <style:style style:family="paragraph" style:name="P23" style:parent-style-name="UrbanBody">
      <style:text-properties fo:font-style="italic" fo:font-weight="normal" style:font-style-asian="italic" style:font-style-complex="italic" style:font-weight-asian="normal" style:use-window-font-color="true"/>
    </style:style>
    <style:style style:family="paragraph" style:name="P24" style:parent-style-name="UrbanBody">
      <style:text-properties fo:font-style="normal" fo:font-weight="normal" style:font-style-asian="normal" style:font-weight-asian="normal" style:use-window-font-color="true"/>
    </style:style>
    <style:style style:family="paragraph" style:name="P25" style:parent-style-name="UrbanBody">
      <style:text-properties fo:font-style="normal" style:font-style-asian="normal" style:font-style-complex="normal" style:use-window-font-color="true"/>
    </style:style>
    <style:style style:family="paragraph" style:name="P26"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27" style:parent-style-name="UrbanTitle2">
      <style:text-properties style:text-underline-style="none"/>
    </style:style>
    <style:style style:family="paragraph" style:name="P28" style:parent-style-name="UrbanTitle2">
      <style:text-properties fo:font-weight="bold" style:font-weight-asian="bold" style:font-weight-complex="bold"/>
    </style:style>
    <style:style style:family="paragraph" style:name="P29" style:parent-style-name="UrbanTitle2">
      <style:text-properties fo:font-style="italic" fo:font-weight="normal" style:font-style-asian="italic" style:font-style-complex="italic" style:font-weight-asian="normal" style:font-weight-complex="normal" style:text-underline-style="none"/>
    </style:style>
    <style:style style:family="paragraph" style:name="P30" style:parent-style-name="UrbanBody">
      <style:paragraph-properties fo:margin-left="0cm" fo:margin-right="0cm" fo:text-indent="0cm" style:auto-text-indent="false"/>
      <style:text-properties fo:font-size="12pt" fo:font-style="normal" style:font-name="Times New Roman" style:font-size-asian="12pt" style:font-size-complex="12pt" style:font-style-asian="normal" style:use-window-font-color="true"/>
    </style:style>
    <style:style style:family="paragraph" style:list-style-name="L1" style:name="P31" style:parent-style-name="UrbanBody"/>
    <style:style style:family="paragraph" style:list-style-name="L2" style:name="P32" style:parent-style-name="UrbanBody"/>
    <style:style style:family="paragraph" style:list-style-name="L3" style:name="P33" style:parent-style-name="UrbanBody"/>
    <style:style style:family="paragraph" style:list-style-name="L4" style:name="P34" style:parent-style-name="UrbanBody"/>
    <style:style style:family="paragraph" style:list-style-name="L5" style:name="P35" style:parent-style-name="UrbanBody"/>
    <style:style style:family="paragraph" style:list-style-name="L6" style:name="P36" style:parent-style-name="UrbanBody"/>
    <style:style style:family="paragraph" style:list-style-name="L7" style:name="P37" style:parent-style-name="UrbanBody"/>
    <style:style style:family="paragraph" style:name="P3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3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style:font-style-complex="normal" style:text-underline-style="none"/>
    </style:style>
    <style:style style:family="text" style:name="T4">
      <style:text-properties fo:font-style="normal" style:font-style-asian="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ize="12pt" style:font-name="Times New Roman" style:font-size-asian="12pt" style:font-size-complex="12pt"/>
    </style:style>
    <style:style style:family="text" style:name="T8">
      <style:text-properties fo:font-weight="bold" style:font-weight-asian="bold" style:font-weight-complex="bold"/>
    </style:style>
    <style:style style:family="text" style:name="T9">
      <style:text-properties fo:country="BE" fo:font-size="12pt" fo:font-style="normal" fo:font-weight="normal" fo:language="fr" fo:letter-spacing="-0.002cm" style:font-name="Times New Roman" style:font-size-asian="12pt" style:font-size-complex="12pt" style:font-style-asian="normal" style:font-style-complex="normal" style:font-weight-asian="normal" style:font-weight-complex="normal" style:text-underline-style="none" style:use-window-font-color="true"/>
    </style:style>
    <style:style style:family="text" style:name="T10">
      <style:text-properties fo:country="BE" fo:font-size="12pt" fo:font-style="italic" fo:font-weight="normal" fo:language="fr" fo:letter-spacing="-0.002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1">
      <style:text-properties fo:country="BE" fo:font-size="12pt" fo:font-style="italic" fo:font-weight="normal" fo:language="fr" fo:letter-spacing="0.004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2">
      <style:text-properties fo:country="BE" fo:font-size="12pt" fo:font-style="normal" fo:language="fr" style:font-name="Times New Roman" style:font-size-asian="12pt" style:font-size-complex="12pt" style:font-style-asian="normal" style:font-style-complex="normal" style:text-underline-color="font-color" style:text-underline-style="solid" style:text-underline-width="auto" style:use-window-font-color="true"/>
    </style:style>
    <style:style style:family="text" style:name="T13">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4">
      <style:text-properties fo:font-size="12pt" style:font-name="Times New Roman" style:font-size-asian="12pt" style:font-size-complex="12pt" style:use-window-font-color="true"/>
    </style:style>
    <style:style style:family="text" style:name="T15">
      <style:text-properties fo:font-size="12pt" fo:font-weight="normal" style:font-name="Times New Roman" style:font-size-asian="12pt" style:font-size-complex="12pt" style:font-weight-asian="normal" style:font-weight-complex="normal" style:use-window-font-color="true"/>
    </style:style>
    <style:style style:family="text" style:name="T16">
      <style:text-properties fo:font-size="12pt" fo:font-style="normal" style:font-name="Times New Roman" style:font-size-asian="12pt" style:font-size-complex="12pt" style:font-style-asian="normal" style:use-window-font-color="true"/>
    </style:style>
    <style:style style:family="text" style:name="T17">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position="super 58%" style:text-underline-style="none" style:use-window-font-color="true"/>
    </style:style>
    <style:style style:family="text" style:name="T18">
      <style:text-properties fo:font-size="12pt" fo:font-style="normal" style:font-name="Times New Roman2" style:font-size-asian="12pt" style:font-size-complex="12pt" style:font-style-asian="normal" style:use-window-font-color="true"/>
    </style:style>
    <style:style style:family="text" style:name="T19">
      <style:text-properties fo:font-style="normal" fo:font-weight="normal" style:font-style-asian="normal" style:font-weight-asian="normal" style:text-position="super 58%" style:text-underline-color="font-color" style:text-underline-style="solid" style:text-underline-width="auto"/>
    </style:style>
    <style:style style:family="text" style:name="T20">
      <style:text-properties fo:country="BE" fo:language="fr" fo:letter-spacing="0.004cm" style:text-position="super 58%"/>
    </style:style>
    <style:style style:family="text" style:name="T21">
      <style:text-properties fo:country="none" fo:language="zxx"/>
    </style:style>
    <style:style style:family="text" style:name="T22">
      <style:text-properties fo:country="none" fo:font-style="normal" fo:font-weight="normal" fo:language="zxx" style:font-style-asian="normal" style:font-weight-asian="normal"/>
    </style:style>
    <style:style style:family="text" style:name="T23">
      <style:text-properties fo:font-weight="normal" style:font-weight-asian="normal" style:font-weight-complex="normal"/>
    </style:style>
    <style:style style:family="text" style:name="T24">
      <style:text-properties fo:country="BE" fo:language="fr"/>
    </style:style>
    <style:style style:family="text" style:name="T25">
      <style:text-properties fo:country="BE" fo:font-style="normal" fo:font-weight="normal" fo:language="fr" style:font-style-asian="normal" style:font-weight-asian="normal"/>
    </style:style>
    <style:style style:family="text" style:name="T26">
      <style:text-properties fo:country="BE" fo:language="fr" fo:letter-spacing="0.004cm"/>
    </style:style>
    <style:style style:family="text" style:name="T27">
      <style:text-properties fo:font-size="11pt" style:font-size-asian="11pt" style:font-size-complex="11pt"/>
    </style:style>
    <style:style style:family="text" style:name="T28">
      <style:text-properties fo:font-size="11pt" fo:font-weight="normal" style:font-size-asian="11pt" style:font-size-complex="11pt" style:font-weight-asian="normal" style:font-weight-complex="normal"/>
    </style:style>
    <style:style style:family="text" style:name="T29">
      <style:text-properties style:font-name="Times New Roman2"/>
    </style:style>
    <style:style style:family="text" style:name="T30">
      <style:text-properties fo:font-style="normal" fo:font-weight="normal" style:font-name="Times New Roman2" style:font-style-asian="normal" style:font-weight-asian="normal"/>
    </style:style>
    <style:style style:family="text" style:name="T31">
      <style:text-properties fo:country="BE" fo:font-size="12pt" fo:font-style="italic" fo:language="fr" style:font-size-asian="12pt" style:font-style-asian="italic" style:font-style-complex="italic" style:text-underline-style="none"/>
    </style:style>
    <style:style style:family="text" style:name="T3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4">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5">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7">
      <style:text-properties fo:country="none" fo:font-size="10pt" fo:font-style="normal" fo:font-weight="normal" fo:language="zxx"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text:list-style style:name="L1">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5">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6">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7">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licence_view.get_parcels()</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text:s/></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text:s/>;</text:span></text:p>
      <text:section text:name="Section4" text:style-name="Sect1">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text:s/>par accusé de réception transmis le </text:span><text:span text:style-name="T22"><text:text-input text:description="Date du récépissé">tool.formatDate(self.getLastAcknowledgment().getTransmitDate())</text:text-input></text:span><text:span text:style-name="T22"><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text:s/>approuvé par Arrêté </text:span><text:span text:style-name="T23"><text:text-input text:description="Objet des travaux">self.getPca(theObject=True).getDecreeType()</text:text-input></text:span><text:span text:style-name="T23"><text:s/>du </text:span><text:span text:style-name="T23"><text:text-input text:description="Objet des travaux">tool.formatDate(self.getPca(theObject=True).getDecreeDate(), translatemonth=True)</text:text-input></text:span><text:span text:style-name="T23"><text:s/>,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text:s/></text:p>
      <text:p text:style-name="P4">dans le périmètre du lotissement <text:span text:style-name="T23"><text:text-input text:description="Objet des travaux">self.getParcellings().getLabel()</text:text-input></text:span><text:span text:style-name="T23"><text:s/></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name="Section6" text:style-name="Sect1">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text:style-name="L1" xml:id="list2082914267">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text:style-name="L2" xml:id="list3511968078">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text:style-name="L3" xml:id="list472217180">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4" xml:id="list2582294509">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text:s/></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name="Section2" text:style-name="Sect1">
        <text:list text:style-name="L5" xml:id="list3289492038">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text:s/>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name="Section5" text:style-name="Sect1">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name="Section7" text:style-name="Sect1">
        <text:list text:style-name="L6" xml:id="list955075145">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text:style-name="L7" xml:id="list3223908723">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name="Section3" text:style-name="Sect1">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7"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8" style:parent-style-name="UrbanBody">
      <style:text-properties fo:font-size="12pt" fo:font-style="normal" style:font-name="Times New Roman" style:font-size-asian="12pt" style:font-size-complex="12pt" style:font-style-asian="normal" style:use-window-font-color="true"/>
    </style:style>
    <style:style style:family="paragraph" style:name="P9" style:parent-style-name="UrbanBody">
      <style:text-properties fo:font-size="12pt" fo:font-style="normal" style:font-name="Times New Roman" style:font-size-asian="12pt" style:font-size-complex="12pt" style:font-style-asian="normal" style:text-underline-color="font-color" style:text-underline-style="solid" style:text-underline-width="auto" style:use-window-font-color="true"/>
    </style:style>
    <style:style style:family="paragraph" style:name="P10" style:parent-style-name="UrbanBody">
      <style:text-properties fo:font-size="12pt" fo:font-style="normal" style:font-name="Times New Roman" style:font-size-asian="12pt" style:font-size-complex="12pt" style:font-style-asian="normal" style:text-underline-style="none" style:use-window-font-color="true"/>
    </style:style>
    <style:style style:family="paragraph" style:name="P11" style:parent-style-name="UrbanBody">
      <style:text-properties fo:font-size="12pt" fo:font-style="normal" fo:font-weight="normal" style:font-name="Times New Roman" style:font-size-asian="12pt" style:font-size-complex="12pt" style:font-style-asian="normal" style:font-style-complex="normal" style:font-weight-asian="normal" style:font-weight-complex="normal" style:text-underline-style="none" style:use-window-font-color="true"/>
    </style:style>
    <style:style style:family="paragraph" style:name="P12" style:parent-style-name="UrbanBody">
      <style:text-properties fo:font-size="12pt" style:font-name="Times New Roman" style:font-size-asian="12pt" style:font-size-complex="12pt" style:text-underline-style="none" style:use-window-font-color="true"/>
    </style:style>
    <style:style style:family="paragraph" style:name="P13" style:parent-style-name="UrbanBody">
      <style:text-properties fo:country="BE" fo:font-size="12pt" fo:font-style="normal" fo:font-weight="normal" fo:language="fr" style:font-name="Times New Roman" style:font-size-asian="12pt" style:font-size-complex="12pt" style:font-style-asian="normal" style:font-weight-asian="normal" style:text-underline-style="none" style:use-window-font-color="true"/>
    </style:style>
    <style:style style:family="paragraph" style:name="P14"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15" style:parent-style-name="UrbanBody">
      <style:text-properties fo:country="BE" fo:font-size="12pt" fo:font-style="normal" fo:font-weight="bold" fo:language="fr" style:font-name="Times New Roman" style:font-size-asian="12pt" style:font-size-complex="12pt" style:font-style-asian="normal" style:font-weight-asian="bold" style:font-weight-complex="bold" style:text-underline-style="none" style:use-window-font-color="true"/>
    </style:style>
    <style:style style:family="paragraph" style:name="P16" style:parent-style-name="UrbanBody">
      <style:text-properties fo:country="BE" fo:font-size="12pt" fo:font-style="normal" fo:font-weight="normal" fo:language="fr" style:font-name="Times New Roman" style:font-size-asian="12pt" style:font-size-complex="12pt" style:font-style-asian="normal" style:font-weight-asian="normal" style:text-underline-color="font-color" style:text-underline-style="solid" style:text-underline-width="auto" style:use-window-font-color="true"/>
    </style:style>
    <style:style style:family="paragraph" style:name="P1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18" style:parent-style-name="UrbanBody">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19" style:parent-style-name="UrbanBody">
      <style:text-properties fo:font-size="12pt" fo:font-style="italic" fo:font-weight="normal"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20" style:parent-style-name="UrbanBody">
      <style:text-properties fo:country="BE" fo:font-size="11pt" fo:font-style="normal" fo:font-weight="normal" fo:language="fr" style:font-name="Times New Roman" style:font-size-asian="11pt" style:font-size-complex="11pt" style:font-style-asian="normal" style:font-weight-asian="normal" style:text-underline-style="none" style:use-window-font-color="true"/>
    </style:style>
    <style:style style:family="paragraph" style:name="P21" style:parent-style-name="UrbanBody">
      <style:text-properties fo:font-size="12pt" fo:font-style="normal" style:font-name="Times New Roman2" style:font-size-asian="12pt" style:font-size-complex="12pt" style:font-style-asian="normal" style:use-window-font-color="true"/>
    </style:style>
    <style:style style:family="paragraph" style:name="P22" style:parent-style-name="UrbanBody">
      <style:text-properties fo:font-style="italic" style:font-style-asian="italic" style:font-style-complex="italic" style:use-window-font-color="true"/>
    </style:style>
    <style:style style:family="paragraph" style:name="P23" style:parent-style-name="UrbanBody">
      <style:text-properties fo:font-style="italic" fo:font-weight="normal" style:font-style-asian="italic" style:font-style-complex="italic" style:font-weight-asian="normal" style:use-window-font-color="true"/>
    </style:style>
    <style:style style:family="paragraph" style:name="P24" style:parent-style-name="UrbanBody">
      <style:text-properties fo:font-style="normal" fo:font-weight="normal" style:font-style-asian="normal" style:font-weight-asian="normal" style:use-window-font-color="true"/>
    </style:style>
    <style:style style:family="paragraph" style:name="P25" style:parent-style-name="UrbanBody">
      <style:text-properties fo:font-style="normal" style:font-style-asian="normal" style:font-style-complex="normal" style:use-window-font-color="true"/>
    </style:style>
    <style:style style:family="paragraph" style:name="P26"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27" style:parent-style-name="UrbanTitle2">
      <style:text-properties style:text-underline-style="none"/>
    </style:style>
    <style:style style:family="paragraph" style:name="P28" style:parent-style-name="UrbanTitle2">
      <style:text-properties fo:font-weight="bold" style:font-weight-asian="bold" style:font-weight-complex="bold"/>
    </style:style>
    <style:style style:family="paragraph" style:name="P29" style:parent-style-name="UrbanTitle2">
      <style:text-properties fo:font-style="italic" fo:font-weight="normal" style:font-style-asian="italic" style:font-style-complex="italic" style:font-weight-asian="normal" style:font-weight-complex="normal" style:text-underline-style="none"/>
    </style:style>
    <style:style style:family="paragraph" style:name="P30" style:parent-style-name="UrbanBody">
      <style:paragraph-properties fo:margin-left="0cm" fo:margin-right="0cm" fo:text-indent="0cm" style:auto-text-indent="false"/>
      <style:text-properties fo:font-size="12pt" fo:font-style="normal" style:font-name="Times New Roman" style:font-size-asian="12pt" style:font-size-complex="12pt" style:font-style-asian="normal" style:use-window-font-color="true"/>
    </style:style>
    <style:style style:family="paragraph" style:list-style-name="L1" style:name="P31" style:parent-style-name="UrbanBody"/>
    <style:style style:family="paragraph" style:list-style-name="L2" style:name="P32" style:parent-style-name="UrbanBody"/>
    <style:style style:family="paragraph" style:list-style-name="L3" style:name="P33" style:parent-style-name="UrbanBody"/>
    <style:style style:family="paragraph" style:list-style-name="L4" style:name="P34" style:parent-style-name="UrbanBody"/>
    <style:style style:family="paragraph" style:list-style-name="L5" style:name="P35" style:parent-style-name="UrbanBody"/>
    <style:style style:family="paragraph" style:list-style-name="L6" style:name="P36" style:parent-style-name="UrbanBody"/>
    <style:style style:family="paragraph" style:list-style-name="L7" style:name="P37" style:parent-style-name="UrbanBody"/>
    <style:style style:family="paragraph" style:name="P3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3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style:font-style-complex="normal" style:text-underline-style="none"/>
    </style:style>
    <style:style style:family="text" style:name="T4">
      <style:text-properties fo:font-style="normal" style:font-style-asian="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ize="12pt" style:font-name="Times New Roman" style:font-size-asian="12pt" style:font-size-complex="12pt"/>
    </style:style>
    <style:style style:family="text" style:name="T8">
      <style:text-properties fo:font-weight="bold" style:font-weight-asian="bold" style:font-weight-complex="bold"/>
    </style:style>
    <style:style style:family="text" style:name="T9">
      <style:text-properties fo:country="BE" fo:font-size="12pt" fo:font-style="normal" fo:font-weight="normal" fo:language="fr" fo:letter-spacing="-0.002cm" style:font-name="Times New Roman" style:font-size-asian="12pt" style:font-size-complex="12pt" style:font-style-asian="normal" style:font-style-complex="normal" style:font-weight-asian="normal" style:font-weight-complex="normal" style:text-underline-style="none" style:use-window-font-color="true"/>
    </style:style>
    <style:style style:family="text" style:name="T10">
      <style:text-properties fo:country="BE" fo:font-size="12pt" fo:font-style="italic" fo:font-weight="normal" fo:language="fr" fo:letter-spacing="-0.002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1">
      <style:text-properties fo:country="BE" fo:font-size="12pt" fo:font-style="italic" fo:font-weight="normal" fo:language="fr" fo:letter-spacing="0.004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2">
      <style:text-properties fo:country="BE" fo:font-size="12pt" fo:font-style="normal" fo:language="fr" style:font-name="Times New Roman" style:font-size-asian="12pt" style:font-size-complex="12pt" style:font-style-asian="normal" style:font-style-complex="normal" style:text-underline-color="font-color" style:text-underline-style="solid" style:text-underline-width="auto" style:use-window-font-color="true"/>
    </style:style>
    <style:style style:family="text" style:name="T13">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4">
      <style:text-properties fo:font-size="12pt" style:font-name="Times New Roman" style:font-size-asian="12pt" style:font-size-complex="12pt" style:use-window-font-color="true"/>
    </style:style>
    <style:style style:family="text" style:name="T15">
      <style:text-properties fo:font-size="12pt" fo:font-weight="normal" style:font-name="Times New Roman" style:font-size-asian="12pt" style:font-size-complex="12pt" style:font-weight-asian="normal" style:font-weight-complex="normal" style:use-window-font-color="true"/>
    </style:style>
    <style:style style:family="text" style:name="T16">
      <style:text-properties fo:font-size="12pt" fo:font-style="normal" style:font-name="Times New Roman" style:font-size-asian="12pt" style:font-size-complex="12pt" style:font-style-asian="normal" style:use-window-font-color="true"/>
    </style:style>
    <style:style style:family="text" style:name="T17">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position="super 58%" style:text-underline-style="none" style:use-window-font-color="true"/>
    </style:style>
    <style:style style:family="text" style:name="T18">
      <style:text-properties fo:font-size="12pt" fo:font-style="normal" style:font-name="Times New Roman2" style:font-size-asian="12pt" style:font-size-complex="12pt" style:font-style-asian="normal" style:use-window-font-color="true"/>
    </style:style>
    <style:style style:family="text" style:name="T19">
      <style:text-properties fo:font-style="normal" fo:font-weight="normal" style:font-style-asian="normal" style:font-weight-asian="normal" style:text-position="super 58%" style:text-underline-color="font-color" style:text-underline-style="solid" style:text-underline-width="auto"/>
    </style:style>
    <style:style style:family="text" style:name="T20">
      <style:text-properties fo:country="BE" fo:language="fr" fo:letter-spacing="0.004cm" style:text-position="super 58%"/>
    </style:style>
    <style:style style:family="text" style:name="T21">
      <style:text-properties fo:country="none" fo:language="zxx"/>
    </style:style>
    <style:style style:family="text" style:name="T22">
      <style:text-properties fo:country="none" fo:font-style="normal" fo:font-weight="normal" fo:language="zxx" style:font-style-asian="normal" style:font-weight-asian="normal"/>
    </style:style>
    <style:style style:family="text" style:name="T23">
      <style:text-properties fo:font-weight="normal" style:font-weight-asian="normal" style:font-weight-complex="normal"/>
    </style:style>
    <style:style style:family="text" style:name="T24">
      <style:text-properties fo:country="BE" fo:language="fr"/>
    </style:style>
    <style:style style:family="text" style:name="T25">
      <style:text-properties fo:country="BE" fo:font-style="normal" fo:font-weight="normal" fo:language="fr" style:font-style-asian="normal" style:font-weight-asian="normal"/>
    </style:style>
    <style:style style:family="text" style:name="T26">
      <style:text-properties fo:country="BE" fo:language="fr" fo:letter-spacing="0.004cm"/>
    </style:style>
    <style:style style:family="text" style:name="T27">
      <style:text-properties fo:font-size="11pt" style:font-size-asian="11pt" style:font-size-complex="11pt"/>
    </style:style>
    <style:style style:family="text" style:name="T28">
      <style:text-properties fo:font-size="11pt" fo:font-weight="normal" style:font-size-asian="11pt" style:font-size-complex="11pt" style:font-weight-asian="normal" style:font-weight-complex="normal"/>
    </style:style>
    <style:style style:family="text" style:name="T29">
      <style:text-properties style:font-name="Times New Roman2"/>
    </style:style>
    <style:style style:family="text" style:name="T30">
      <style:text-properties fo:font-style="normal" fo:font-weight="normal" style:font-name="Times New Roman2" style:font-style-asian="normal" style:font-weight-asian="normal"/>
    </style:style>
    <style:style style:family="text" style:name="T31">
      <style:text-properties fo:country="BE" fo:font-size="12pt" fo:font-style="italic" fo:language="fr" style:font-size-asian="12pt" style:font-style-asian="italic" style:font-style-complex="italic" style:text-underline-style="none"/>
    </style:style>
    <style:style style:family="text" style:name="T3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4">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5">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7">
      <style:text-properties fo:country="none" fo:font-size="10pt" fo:font-style="normal" fo:font-weight="normal" fo:language="zxx"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text:list-style style:name="L1">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5">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6">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7">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licence_view.get_parcels()</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text:s/></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text:s/>;</text:span></text:p>
      <text:section text:name="Section4" text:style-name="Sect1">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text:s/>par accusé de réception transmis le </text:span><text:span text:style-name="T22"><text:text-input text:description="Date du récépissé">tool.formatDate(self.getLastAcknowledgment().getTransmitDate())</text:text-input></text:span><text:span text:style-name="T22"><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text:s/>approuvé par Arrêté </text:span><text:span text:style-name="T23"><text:text-input text:description="Objet des travaux">self.getPca(theObject=True).getDecreeType()</text:text-input></text:span><text:span text:style-name="T23"><text:s/>du </text:span><text:span text:style-name="T23"><text:text-input text:description="Objet des travaux">tool.formatDate(self.getPca(theObject=True).getDecreeDate(), translatemonth=True)</text:text-input></text:span><text:span text:style-name="T23"><text:s/>,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text:s/></text:p>
      <text:p text:style-name="P4">dans le périmètre du lotissement <text:span text:style-name="T23"><text:text-input text:description="Objet des travaux">self.getParcellings().getLabel()</text:text-input></text:span><text:span text:style-name="T23"><text:s/></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name="Section6" text:style-name="Sect1">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text:style-name="L1" xml:id="list2082914267">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text:style-name="L2" xml:id="list3511968078">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text:style-name="L3" xml:id="list472217180">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4" xml:id="list2582294509">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text:s/></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name="Section2" text:style-name="Sect1">
        <text:list text:style-name="L5" xml:id="list3289492038">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text:s/>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name="Section5" text:style-name="Sect1">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name="Section7" text:style-name="Sect1">
        <text:list text:style-name="L6" xml:id="list955075145">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text:style-name="L7" xml:id="list3223908723">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name="Section3" text:style-name="Sect1">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7"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8" style:parent-style-name="UrbanBody">
      <style:text-properties fo:font-size="12pt" fo:font-style="normal" style:font-name="Times New Roman" style:font-size-asian="12pt" style:font-size-complex="12pt" style:font-style-asian="normal" style:use-window-font-color="true"/>
    </style:style>
    <style:style style:family="paragraph" style:name="P9" style:parent-style-name="UrbanBody">
      <style:text-properties fo:font-size="12pt" fo:font-style="normal" style:font-name="Times New Roman" style:font-size-asian="12pt" style:font-size-complex="12pt" style:font-style-asian="normal" style:text-underline-color="font-color" style:text-underline-style="solid" style:text-underline-width="auto" style:use-window-font-color="true"/>
    </style:style>
    <style:style style:family="paragraph" style:name="P10" style:parent-style-name="UrbanBody">
      <style:text-properties fo:font-size="12pt" fo:font-style="normal" style:font-name="Times New Roman" style:font-size-asian="12pt" style:font-size-complex="12pt" style:font-style-asian="normal" style:text-underline-style="none" style:use-window-font-color="true"/>
    </style:style>
    <style:style style:family="paragraph" style:name="P11" style:parent-style-name="UrbanBody">
      <style:text-properties fo:font-size="12pt" fo:font-style="normal" fo:font-weight="normal" style:font-name="Times New Roman" style:font-size-asian="12pt" style:font-size-complex="12pt" style:font-style-asian="normal" style:font-style-complex="normal" style:font-weight-asian="normal" style:font-weight-complex="normal" style:text-underline-style="none" style:use-window-font-color="true"/>
    </style:style>
    <style:style style:family="paragraph" style:name="P12" style:parent-style-name="UrbanBody">
      <style:text-properties fo:font-size="12pt" style:font-name="Times New Roman" style:font-size-asian="12pt" style:font-size-complex="12pt" style:text-underline-style="none" style:use-window-font-color="true"/>
    </style:style>
    <style:style style:family="paragraph" style:name="P13" style:parent-style-name="UrbanBody">
      <style:text-properties fo:country="BE" fo:font-size="12pt" fo:font-style="normal" fo:font-weight="normal" fo:language="fr" style:font-name="Times New Roman" style:font-size-asian="12pt" style:font-size-complex="12pt" style:font-style-asian="normal" style:font-weight-asian="normal" style:text-underline-style="none" style:use-window-font-color="true"/>
    </style:style>
    <style:style style:family="paragraph" style:name="P14"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15" style:parent-style-name="UrbanBody">
      <style:text-properties fo:country="BE" fo:font-size="12pt" fo:font-style="normal" fo:font-weight="bold" fo:language="fr" style:font-name="Times New Roman" style:font-size-asian="12pt" style:font-size-complex="12pt" style:font-style-asian="normal" style:font-weight-asian="bold" style:font-weight-complex="bold" style:text-underline-style="none" style:use-window-font-color="true"/>
    </style:style>
    <style:style style:family="paragraph" style:name="P16" style:parent-style-name="UrbanBody">
      <style:text-properties fo:country="BE" fo:font-size="12pt" fo:font-style="normal" fo:font-weight="normal" fo:language="fr" style:font-name="Times New Roman" style:font-size-asian="12pt" style:font-size-complex="12pt" style:font-style-asian="normal" style:font-weight-asian="normal" style:text-underline-color="font-color" style:text-underline-style="solid" style:text-underline-width="auto" style:use-window-font-color="true"/>
    </style:style>
    <style:style style:family="paragraph" style:name="P1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18" style:parent-style-name="UrbanBody">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19" style:parent-style-name="UrbanBody">
      <style:text-properties fo:font-size="12pt" fo:font-style="italic" fo:font-weight="normal"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20" style:parent-style-name="UrbanBody">
      <style:text-properties fo:country="BE" fo:font-size="11pt" fo:font-style="normal" fo:font-weight="normal" fo:language="fr" style:font-name="Times New Roman" style:font-size-asian="11pt" style:font-size-complex="11pt" style:font-style-asian="normal" style:font-weight-asian="normal" style:text-underline-style="none" style:use-window-font-color="true"/>
    </style:style>
    <style:style style:family="paragraph" style:name="P21" style:parent-style-name="UrbanBody">
      <style:text-properties fo:font-size="12pt" fo:font-style="normal" style:font-name="Times New Roman2" style:font-size-asian="12pt" style:font-size-complex="12pt" style:font-style-asian="normal" style:use-window-font-color="true"/>
    </style:style>
    <style:style style:family="paragraph" style:name="P22" style:parent-style-name="UrbanBody">
      <style:text-properties fo:font-style="italic" style:font-style-asian="italic" style:font-style-complex="italic" style:use-window-font-color="true"/>
    </style:style>
    <style:style style:family="paragraph" style:name="P23" style:parent-style-name="UrbanBody">
      <style:text-properties fo:font-style="italic" fo:font-weight="normal" style:font-style-asian="italic" style:font-style-complex="italic" style:font-weight-asian="normal" style:use-window-font-color="true"/>
    </style:style>
    <style:style style:family="paragraph" style:name="P24" style:parent-style-name="UrbanBody">
      <style:text-properties fo:font-style="normal" fo:font-weight="normal" style:font-style-asian="normal" style:font-weight-asian="normal" style:use-window-font-color="true"/>
    </style:style>
    <style:style style:family="paragraph" style:name="P25" style:parent-style-name="UrbanBody">
      <style:text-properties fo:font-style="normal" style:font-style-asian="normal" style:font-style-complex="normal" style:use-window-font-color="true"/>
    </style:style>
    <style:style style:family="paragraph" style:name="P26"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27" style:parent-style-name="UrbanTitle2">
      <style:text-properties style:text-underline-style="none"/>
    </style:style>
    <style:style style:family="paragraph" style:name="P28" style:parent-style-name="UrbanTitle2">
      <style:text-properties fo:font-weight="bold" style:font-weight-asian="bold" style:font-weight-complex="bold"/>
    </style:style>
    <style:style style:family="paragraph" style:name="P29" style:parent-style-name="UrbanTitle2">
      <style:text-properties fo:font-style="italic" fo:font-weight="normal" style:font-style-asian="italic" style:font-style-complex="italic" style:font-weight-asian="normal" style:font-weight-complex="normal" style:text-underline-style="none"/>
    </style:style>
    <style:style style:family="paragraph" style:name="P30" style:parent-style-name="UrbanBody">
      <style:paragraph-properties fo:margin-left="0cm" fo:margin-right="0cm" fo:text-indent="0cm" style:auto-text-indent="false"/>
      <style:text-properties fo:font-size="12pt" fo:font-style="normal" style:font-name="Times New Roman" style:font-size-asian="12pt" style:font-size-complex="12pt" style:font-style-asian="normal" style:use-window-font-color="true"/>
    </style:style>
    <style:style style:family="paragraph" style:list-style-name="L1" style:name="P31" style:parent-style-name="UrbanBody"/>
    <style:style style:family="paragraph" style:list-style-name="L2" style:name="P32" style:parent-style-name="UrbanBody"/>
    <style:style style:family="paragraph" style:list-style-name="L3" style:name="P33" style:parent-style-name="UrbanBody"/>
    <style:style style:family="paragraph" style:list-style-name="L4" style:name="P34" style:parent-style-name="UrbanBody"/>
    <style:style style:family="paragraph" style:list-style-name="L5" style:name="P35" style:parent-style-name="UrbanBody"/>
    <style:style style:family="paragraph" style:list-style-name="L6" style:name="P36" style:parent-style-name="UrbanBody"/>
    <style:style style:family="paragraph" style:list-style-name="L7" style:name="P37" style:parent-style-name="UrbanBody"/>
    <style:style style:family="paragraph" style:name="P3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3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style:font-style-complex="normal" style:text-underline-style="none"/>
    </style:style>
    <style:style style:family="text" style:name="T4">
      <style:text-properties fo:font-style="normal" style:font-style-asian="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ize="12pt" style:font-name="Times New Roman" style:font-size-asian="12pt" style:font-size-complex="12pt"/>
    </style:style>
    <style:style style:family="text" style:name="T8">
      <style:text-properties fo:font-weight="bold" style:font-weight-asian="bold" style:font-weight-complex="bold"/>
    </style:style>
    <style:style style:family="text" style:name="T9">
      <style:text-properties fo:country="BE" fo:font-size="12pt" fo:font-style="normal" fo:font-weight="normal" fo:language="fr" fo:letter-spacing="-0.002cm" style:font-name="Times New Roman" style:font-size-asian="12pt" style:font-size-complex="12pt" style:font-style-asian="normal" style:font-style-complex="normal" style:font-weight-asian="normal" style:font-weight-complex="normal" style:text-underline-style="none" style:use-window-font-color="true"/>
    </style:style>
    <style:style style:family="text" style:name="T10">
      <style:text-properties fo:country="BE" fo:font-size="12pt" fo:font-style="italic" fo:font-weight="normal" fo:language="fr" fo:letter-spacing="-0.002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1">
      <style:text-properties fo:country="BE" fo:font-size="12pt" fo:font-style="italic" fo:font-weight="normal" fo:language="fr" fo:letter-spacing="0.004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2">
      <style:text-properties fo:country="BE" fo:font-size="12pt" fo:font-style="normal" fo:language="fr" style:font-name="Times New Roman" style:font-size-asian="12pt" style:font-size-complex="12pt" style:font-style-asian="normal" style:font-style-complex="normal" style:text-underline-color="font-color" style:text-underline-style="solid" style:text-underline-width="auto" style:use-window-font-color="true"/>
    </style:style>
    <style:style style:family="text" style:name="T13">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4">
      <style:text-properties fo:font-size="12pt" style:font-name="Times New Roman" style:font-size-asian="12pt" style:font-size-complex="12pt" style:use-window-font-color="true"/>
    </style:style>
    <style:style style:family="text" style:name="T15">
      <style:text-properties fo:font-size="12pt" fo:font-weight="normal" style:font-name="Times New Roman" style:font-size-asian="12pt" style:font-size-complex="12pt" style:font-weight-asian="normal" style:font-weight-complex="normal" style:use-window-font-color="true"/>
    </style:style>
    <style:style style:family="text" style:name="T16">
      <style:text-properties fo:font-size="12pt" fo:font-style="normal" style:font-name="Times New Roman" style:font-size-asian="12pt" style:font-size-complex="12pt" style:font-style-asian="normal" style:use-window-font-color="true"/>
    </style:style>
    <style:style style:family="text" style:name="T17">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position="super 58%" style:text-underline-style="none" style:use-window-font-color="true"/>
    </style:style>
    <style:style style:family="text" style:name="T18">
      <style:text-properties fo:font-size="12pt" fo:font-style="normal" style:font-name="Times New Roman2" style:font-size-asian="12pt" style:font-size-complex="12pt" style:font-style-asian="normal" style:use-window-font-color="true"/>
    </style:style>
    <style:style style:family="text" style:name="T19">
      <style:text-properties fo:font-style="normal" fo:font-weight="normal" style:font-style-asian="normal" style:font-weight-asian="normal" style:text-position="super 58%" style:text-underline-color="font-color" style:text-underline-style="solid" style:text-underline-width="auto"/>
    </style:style>
    <style:style style:family="text" style:name="T20">
      <style:text-properties fo:country="BE" fo:language="fr" fo:letter-spacing="0.004cm" style:text-position="super 58%"/>
    </style:style>
    <style:style style:family="text" style:name="T21">
      <style:text-properties fo:country="none" fo:language="zxx"/>
    </style:style>
    <style:style style:family="text" style:name="T22">
      <style:text-properties fo:country="none" fo:font-style="normal" fo:font-weight="normal" fo:language="zxx" style:font-style-asian="normal" style:font-weight-asian="normal"/>
    </style:style>
    <style:style style:family="text" style:name="T23">
      <style:text-properties fo:font-weight="normal" style:font-weight-asian="normal" style:font-weight-complex="normal"/>
    </style:style>
    <style:style style:family="text" style:name="T24">
      <style:text-properties fo:country="BE" fo:language="fr"/>
    </style:style>
    <style:style style:family="text" style:name="T25">
      <style:text-properties fo:country="BE" fo:font-style="normal" fo:font-weight="normal" fo:language="fr" style:font-style-asian="normal" style:font-weight-asian="normal"/>
    </style:style>
    <style:style style:family="text" style:name="T26">
      <style:text-properties fo:country="BE" fo:language="fr" fo:letter-spacing="0.004cm"/>
    </style:style>
    <style:style style:family="text" style:name="T27">
      <style:text-properties fo:font-size="11pt" style:font-size-asian="11pt" style:font-size-complex="11pt"/>
    </style:style>
    <style:style style:family="text" style:name="T28">
      <style:text-properties fo:font-size="11pt" fo:font-weight="normal" style:font-size-asian="11pt" style:font-size-complex="11pt" style:font-weight-asian="normal" style:font-weight-complex="normal"/>
    </style:style>
    <style:style style:family="text" style:name="T29">
      <style:text-properties style:font-name="Times New Roman2"/>
    </style:style>
    <style:style style:family="text" style:name="T30">
      <style:text-properties fo:font-style="normal" fo:font-weight="normal" style:font-name="Times New Roman2" style:font-style-asian="normal" style:font-weight-asian="normal"/>
    </style:style>
    <style:style style:family="text" style:name="T31">
      <style:text-properties fo:country="BE" fo:font-size="12pt" fo:font-style="italic" fo:language="fr" style:font-size-asian="12pt" style:font-style-asian="italic" style:font-style-complex="italic" style:text-underline-style="none"/>
    </style:style>
    <style:style style:family="text" style:name="T3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4">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5">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7">
      <style:text-properties fo:country="none" fo:font-size="10pt" fo:font-style="normal" fo:font-weight="normal" fo:language="zxx"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text:list-style style:name="L1">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5">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6">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7">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licence_view.get_parcels()</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text:s/></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text:s/>;</text:span></text:p>
      <text:section text:name="Section4" text:style-name="Sect1">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text:s/>par accusé de réception transmis le </text:span><text:span text:style-name="T22"><text:text-input text:description="Date du récépissé">tool.formatDate(self.getLastAcknowledgment().getTransmitDate())</text:text-input></text:span><text:span text:style-name="T22"><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text:s/>approuvé par Arrêté </text:span><text:span text:style-name="T23"><text:text-input text:description="Objet des travaux">self.getPca(theObject=True).getDecreeType()</text:text-input></text:span><text:span text:style-name="T23"><text:s/>du </text:span><text:span text:style-name="T23"><text:text-input text:description="Objet des travaux">tool.formatDate(self.getPca(theObject=True).getDecreeDate(), translatemonth=True)</text:text-input></text:span><text:span text:style-name="T23"><text:s/>,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text:s/></text:p>
      <text:p text:style-name="P4">dans le périmètre du lotissement <text:span text:style-name="T23"><text:text-input text:description="Objet des travaux">self.getParcellings().getLabel()</text:text-input></text:span><text:span text:style-name="T23"><text:s/></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name="Section6" text:style-name="Sect1">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text:style-name="L1" xml:id="list2082914267">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text:style-name="L2" xml:id="list3511968078">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text:style-name="L3" xml:id="list472217180">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4" xml:id="list2582294509">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text:s/></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name="Section2" text:style-name="Sect1">
        <text:list text:style-name="L5" xml:id="list3289492038">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text:s/>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name="Section5" text:style-name="Sect1">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name="Section7" text:style-name="Sect1">
        <text:list text:style-name="L6" xml:id="list955075145">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text:style-name="L7" xml:id="list3223908723">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name="Section3" text:style-name="Sect1">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21:07.380848843</dc:date>
    <meta:editing-duration>P2DT2H6M3S</meta:editing-duration>
    <meta:editing-cycles>310</meta:editing-cycles>
    <meta:generator>LibreOffice/6.4.6.2$Linux_X86_64 LibreOffice_project/40$Build-2</meta:generator>
    <meta:document-statistic meta:table-count="0" meta:image-count="0" meta:object-count="0" meta:page-count="11" meta:paragraph-count="178" meta:word-count="3970" meta:character-count="24939" meta:non-whitespace-character-count="21156"/>
  </office:meta>
</office:document-meta>
</file>